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2" style:family="paragraph" style:parent-style-name="Text_20_body" style:list-style-name="L1">
      <style:paragraph-properties fo:line-height="150%"/>
      <style:text-properties fo:font-size="14pt" style:font-size-asian="14pt" style:font-size-complex="14pt"/>
    </style:style>
    <style:style style:name="P3" style:family="paragraph" style:parent-style-name="Text_20_body" style:list-style-name="L2">
      <style:paragraph-properties fo:line-height="150%"/>
      <style:text-properties fo:font-size="14pt" style:font-size-asian="14pt" style:font-size-complex="14pt"/>
    </style:style>
    <style:style style:name="P4" style:family="paragraph" style:parent-style-name="Text_20_body" style:list-style-name="L3">
      <style:paragraph-properties fo:line-height="150%"/>
      <style:text-properties fo:font-size="14pt" style:font-size-asian="14pt" style:font-size-complex="14pt"/>
    </style:style>
    <style:style style:name="P5" style:family="paragraph" style:parent-style-name="Text_20_body" style:list-style-name="L4">
      <style:paragraph-properties fo:line-height="150%"/>
      <style:text-properties fo:font-size="14pt" style:font-size-asian="14pt" style:font-size-complex="14pt"/>
    </style:style>
    <style:style style:name="P6" style:family="paragraph" style:parent-style-name="Text_20_body" style:list-style-name="L3">
      <style:paragraph-properties fo:line-height="150%"/>
      <style:text-properties fo:font-size="14pt" fo:language="en" fo:country="US" style:font-size-asian="14pt" style:font-size-complex="14pt"/>
    </style:style>
    <style:style style:name="P7" style:family="paragraph" style:parent-style-name="Text_20_body" style:list-style-name="L4">
      <style:paragraph-properties fo:line-height="150%"/>
      <style:text-properties fo:font-size="14pt" fo:language="en" fo:country="US" style:font-size-asian="14pt" style:font-size-complex="14pt"/>
    </style:style>
    <style:style style:name="P8" style:family="paragraph" style:parent-style-name="Text_20_body" style:list-style-name="L5">
      <style:paragraph-properties fo:line-height="150%"/>
      <style:text-properties fo:font-size="14pt" fo:language="en" fo:country="US" style:font-size-asian="14pt" style:font-size-complex="14pt"/>
    </style:style>
    <style:style style:name="P9" style:family="paragraph" style:parent-style-name="Text_20_body">
      <style:paragraph-properties fo:line-height="150%"/>
      <style:text-properties fo:font-size="14pt" fo:language="ru" fo:country="RU" style:font-size-asian="14pt" style:font-size-complex="14pt"/>
    </style:style>
    <style:style style:name="P10" style:family="paragraph" style:parent-style-name="Text_20_body" style:list-style-name="L5">
      <style:paragraph-properties fo:line-height="150%"/>
      <style:text-properties fo:font-size="14pt" fo:language="ru" fo:country="RU" style:font-size-asian="14pt" style:font-size-complex="14pt"/>
    </style:style>
    <style:style style:name="P11" style:family="paragraph" style:parent-style-name="Heading_20_1">
      <style:paragraph-properties fo:line-height="150%"/>
      <style:text-properties fo:font-size="14pt" style:font-size-asian="14pt" style:font-size-complex="14pt"/>
    </style:style>
    <style:style style:name="P12" style:family="paragraph" style:parent-style-name="Heading_20_1">
      <style:paragraph-properties fo:line-height="150%" fo:break-before="pag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Heading_20_2">
      <style:paragraph-properties fo:line-height="150%"/>
      <style:text-properties fo:font-size="14pt" style:font-size-asian="14pt" style:font-size-complex="14pt"/>
    </style:style>
    <style:style style:name="P17" style:family="paragraph" style:parent-style-name="Footer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истема<text:span text:style-name="T1"> </text:span>учёта<text:span text:style-name="T1"> </text:span>результатов<text:span text:style-name="T1"> </text:span>измерений<text:span text:style-name="T1"> Miramis </text:span><text:span text:style-name="T2">версия </text:span><text:span text:style-name="T1">1.0</text:span></text:p>
      <text:p text:style-name="P13">Руководство администратора</text:p>
      <text:p text:style-name="P13"/>
      <text:h text:style-name="P12" text:outline-level="1">Термины и определения</text:h>
      <text:p text:style-name="P14">Программный комплекс - Система<text:span text:style-name="T1"> </text:span>учёта<text:span text:style-name="T1"> </text:span><text:span text:style-name="T2">и обработки </text:span>результатов<text:span text:style-name="T1"> </text:span>измерений</text:p>
      <text:p text:style-name="P1">Входной отчёт - файл отчёта, получаемый со стенда</text:p>
      <text:p text:style-name="P1">Выходной отчёт, отчётная форма — отчёт, формируемый программным комплексом</text:p>
      <text:p text:style-name="P1">Протокол — структура данных, включающая в себя: </text:p>
      <text:list xml:id="list302937083976949521" text:style-name="L1">
        <text:list-item>
          <text:p text:style-name="P2">Название изделия (как правило, модель, децимальный номер и т. п.)</text:p>
        </text:list-item>
        <text:list-item>
          <text:p text:style-name="P2">Название теста — название программы, по которой тестируется изделие</text:p>
        </text:list-item>
        <text:list-item>
          <text:p text:style-name="P2">Наборы параметров выходных <text:span text:style-name="T2">отчётов </text:span></text:p>
        </text:list-item>
        <text:list-item>
          <text:p text:style-name="P2">Данные о процедурах — для каждой процедуры: </text:p>
          <text:list>
            <text:list-item>
              <text:p text:style-name="P2">Номер процедуры</text:p>
            </text:list-item>
            <text:list-item>
              <text:p text:style-name="P2">Название процедуры</text:p>
            </text:list-item>
            <text:list-item>
              <text:p text:style-name="P2">Требования к режиму измерения общие</text:p>
            </text:list-item>
            <text:list-item>
              <text:p text:style-name="P2">Требования к режиму измерения поканальные</text:p>
            </text:list-item>
            <text:list-item>
              <text:p text:style-name="P2">Нормы по ТУ общие </text:p>
            </text:list-item>
            <text:list-item>
              <text:p text:style-name="P2">Нормы по ТУ поканальные</text:p>
            </text:list-item>
            <text:list-item>
              <text:p text:style-name="P2">Условные обозначения измеряемых параметров общие</text:p>
            </text:list-item>
            <text:list-item>
              <text:p text:style-name="P2">Условные обозначения измеряемых параметров поканальные</text:p>
            </text:list-item>
          </text:list>
        </text:list-item>
      </text:list>
      <text:p text:style-name="P1">Результат — структура данных, включающая в себя следующие сведения: </text:p>
      <text:list xml:id="list8965841144297183512" text:style-name="L2">
        <text:list-item>
          <text:p text:style-name="P3">Название изделия</text:p>
        </text:list-item>
        <text:list-item>
          <text:p text:style-name="P3">Название теста</text:p>
        </text:list-item>
        <text:list-item>
          <text:p text:style-name="P3">Фамилия оператора</text:p>
        </text:list-item>
        <text:list-item>
          <text:p text:style-name="P3"><text:soft-page-break/>Дата и время теста</text:p>
        </text:list-item>
        <text:list-item>
          <text:p text:style-name="P3">Номер изделия</text:p>
        </text:list-item>
        <text:list-item>
          <text:p text:style-name="P3">Номер партии</text:p>
        </text:list-item>
        <text:list-item>
          <text:p text:style-name="P3">Отметка о прохождении теста (прошёл — не прошёл)</text:p>
        </text:list-item>
        <text:list-item>
          <text:p text:style-name="P3">Результаты прохождения процедур тестирования, включающие в себя следующие сведения:</text:p>
          <text:list>
            <text:list-item>
              <text:p text:style-name="P3">Номер процедуры</text:p>
            </text:list-item>
            <text:list-item>
              <text:p text:style-name="P3">Отметку о прохождении процедуры</text:p>
            </text:list-item>
            <text:list-item>
              <text:p text:style-name="P3">Результаты всех измерений</text:p>
            </text:list-item>
          </text:list>
        </text:list-item>
      </text:list>
      <text:h text:style-name="P11" text:outline-level="1">Системные требования<text:tab/></text:h>
      <text:h text:style-name="P16" text:outline-level="2">Аппаратные требования</text:h>
      <text:p text:style-name="P1"/>
      <text:h text:style-name="P16" text:outline-level="2">Программные требования</text:h>
      <text:list xml:id="list8898834931670166588" text:style-name="L3">
        <text:list-item>
          <text:p text:style-name="P4">ОС <text:span text:style-name="T1">Linux Ubuntu Server </text:span><text:span text:style-name="T2">или </text:span><text:span text:style-name="T1">Debian </text:span><text:span text:style-name="T2">версии от 2013 года (возможна, но не гарантируется работа и на других ОС)</text:span></text:p>
        </text:list-item>
        <text:list-item>
          <text:p text:style-name="P6">FTP<text:span text:style-name="T2">-сервер </text:span>VSFTPD <text:span text:style-name="T2">или аналогичный версии от 2013 года</text:span></text:p>
        </text:list-item>
        <text:list-item>
          <text:p text:style-name="P6">Python 3.2 </text:p>
        </text:list-item>
        <text:list-item>
          <text:p text:style-name="P6">MySQL <text:span text:style-name="T2">версии от 2013 года</text:span></text:p>
        </text:list-item>
        <text:list-item>
          <text:p text:style-name="P6">Apache Web Server <text:span text:style-name="T2">версии от 2013 года</text:span></text:p>
          <text:p text:style-name="P4"/>
        </text:list-item>
      </text:list>
      <text:h text:style-name="P11" text:outline-level="1">Состав установочного пакета</text:h>
      <text:list xml:id="list3177581226553559147" text:style-name="L4">
        <text:list-item>
          <text:p text:style-name="P5"><text:span text:style-name="T1">MiramisPHP – PHP</text:span><text:span text:style-name="T2"> и </text:span><text:span text:style-name="T1">JS</text:span><text:span text:style-name="T2">-скрипты</text:span></text:p>
        </text:list-item>
        <text:list-item>
          <text:p text:style-name="P7"><text:soft-page-break/>python – Python-<text:span text:style-name="T2">скрипты</text:span></text:p>
        </text:list-item>
        <text:list-item>
          <text:p text:style-name="P7">mysqlStore – <text:span text:style-name="T2">скрипты для развёртывания базы данных </text:span></text:p>
        </text:list-item>
      </text:list>
      <text:h text:style-name="P11" text:outline-level="1">Развёртывание системы</text:h>
      <text:h text:style-name="P16" text:outline-level="2">Подготовка к установке (установка требуемого ПО)</text:h>
      <text:list xml:id="list4913738600178811294" text:style-name="L5">
        <text:list-item>
          <text:p text:style-name="P8"><text:span text:style-name="T2">Установка </text:span>MySQL, VSFTPD, Apache Web Server</text:p>
          <text:p text:style-name="P10">Установку производим в соответствии с инструкциями по установке к соответствующим программам</text:p>
        </text:list-item>
        <text:list-item>
          <text:p text:style-name="P10">Настройка работы <text:span text:style-name="T1">python </text:span>как <text:span text:style-name="T1">cgi </text:span></text:p>
          <text:p text:style-name="P10">В файле <text:span text:style-name="T1">httpd.conf </text:span>(или в его аналог, например, <text:span text:style-name="T1">/etc/apache2/sites-enabled/000-default) </text:span>вносим такую информацию</text:p>
          <text:p text:style-name="P8"><text:s text:c="2"/>&lt;Directory "/var/www/html/python"&gt;<text:line-break/> Options <text:s/>+FollowSymLinks -MultiViews +ExecCGI<text:line-break/> AllowOverride None<text:line-break/> Order allow,deny<text:line-break/> allow from all<text:line-break/> AddHandler cgi-script .py<text:line-break/> &lt;/Directory&gt; </text:p>
        </text:list-item>
        <text:list-item>
          <text:p text:style-name="P10">Папки <text:span text:style-name="T1">MiramisPHP </text:span>и <text:span text:style-name="T1">python </text:span>копируем в папку /<text:span text:style-name="T1">var/www/html. </text:span>Проверяем, что в файлах <text:span text:style-name="T1">python-</text:span>скриптов первой строчкой идёт путь к исполняемому файлу <text:span text:style-name="T1">python, </text:span>и что окончания строк соответствуют принятым в <text:span text:style-name="T1">unix. </text:span>Назначаем на все файлы права или владельца, позволяющие исполняться веб-сервером. На файл <text:span text:style-name="T1"><text:s/>res_groupadd.py </text:span>права назначаются таким образом, чтобы обеспечить его запуск по <text:span text:style-name="T1">cron. </text:span></text:p>
        </text:list-item>
        <text:list-item>
          <text:p text:style-name="P10">Настройка прав пользователей для загрузки файлов отчётов</text:p>
          <text:list>
            <text:list-item>
              <text:p text:style-name="P10">Создаём пользователя <text:span text:style-name="T1">r_uploader </text:span>с домашней папкой /<text:span text:style-name="T1">home/r_uploader</text:span></text:p>
            </text:list-item>
            <text:list-item>
              <text:p text:style-name="P10"><text:soft-page-break/>В его папке создаём папки <text:span text:style-name="T1">groupadd_reswatchfolder, groupadd_resputfolder. </text:span>В первую папку надлежит складывать входные отчёты, во вторую будут направляться отчёты, загружаемые в систему. Эти папки могут называться по-другому, в этом случае в файле <text:span text:style-name="T1">res_groupadd.py </text:span>должны быть соответствующим образом изменены значения переменных watchfolder="/home/r_uploader/groupadd_reswatchfolder/"<text:line-break/>putfolder="/home/r_uploader/groupadd_resputfolder/"<text:line-break/>logfile="/var/log/miramis/report_groupadd.txt"</text:p>
            </text:list-item>
            <text:list-item>
              <text:p text:style-name="P10">Создаём файл /var/log/miramis/report_groupadd.txt, назначаем пользователя, от имени которого <text:span text:style-name="T1">cron </text:span>будет запускать файл <text:span text:style-name="T1">res_groupadd.py </text:span>его собственником (либо назначаем ему права 777, что не рекомендуется)</text:p>
            </text:list-item>
            <text:list-item>
              <text:p text:style-name="P10">Папке <text:span text:style-name="T1">groupadd_reswatchfolder </text:span>назначаем права <text:span text:style-name="T1">drwxrwxr-x, </text:span>владелец <text:span text:style-name="T1">r_uploader, </text:span>группа w<text:span text:style-name="T1">ww-data.</text:span></text:p>
            </text:list-item>
            <text:list-item>
              <text:p text:style-name="P10">Папке <text:span text:style-name="T1">groupadd_resputfolder </text:span>назначаем права <text:s/><text:span text:style-name="T1">drwxrwxr-x, </text:span>владелец <text:span text:style-name="T1">administrator </text:span>(администратор машины), группа <text:span text:style-name="T1">www-data.</text:span></text:p>
            </text:list-item>
            <text:list-item>
              <text:p text:style-name="P10">Пользователя <text:span text:style-name="T1">administrator </text:span>вводим в группу <text:span text:style-name="T1">www-data, </text:span>пользователь <text:span text:style-name="T1">r_uploader </text:span>не добавляется в эту группу.</text:p>
            </text:list-item>
            <text:list-item>
              <text:p text:style-name="P10">Папке /<text:span text:style-name="T1">home/r_uploader </text:span>задаём права <text:span text:style-name="T1">dr_xr_xr_x </text:span>владелец <text:span text:style-name="T1">r_uploader </text:span>группа <text:span text:style-name="T1">r_uploader</text:span></text:p>
            </text:list-item>
            <text:list-item>
              <text:p text:style-name="P10">В конфигурационном <text:s/>файле <text:span text:style-name="T1">vsftpd <text:s/>/etc/vsftpd.conf </text:span>делаем следующие настройки:<text:line-break/><text:span text:style-name="T1">anonymous_enable=NO<text:line-break/>local_enable=YES<text:line-break/>local_umask=rwxrwxrwx<text:line-break/>chroot_list_enable=YES<text:line-break/></text:span><text:soft-page-break/><text:span text:style-name="T1">chroot_list_file=/etc/vsftpd.chroot_list</text:span></text:p>
            </text:list-item>
            <text:list-item>
              <text:p text:style-name="P10">В файле <text:span text:style-name="T1">/etc/vsftpd.chroot_list </text:span>пишем <text:span text:style-name="T1">r_uploader</text:span></text:p>
            </text:list-item>
            <text:list-item>
              <text:p text:style-name="P10">Это даёт нам такие возможности:</text:p>
              <text:list>
                <text:list-item>
                  <text:p text:style-name="P10">Пользователь <text:span text:style-name="T1">r_uploader </text:span>не может проникнуть в систему дальше своей домашней папки, не может создавать другие папки в своей домашней папке, не может удалять файлы из папки <text:span text:style-name="T1">groupadd_resputfolder, </text:span>не может удалять папки в своей домашней папке</text:p>
                </text:list-item>
                <text:list-item>
                  <text:p text:style-name="P10">Пользователь <text:span text:style-name="T1">r_uploader </text:span>может загружать файлы <text:s/>в папку <text:span text:style-name="T1">groupadd_reswatchfolder, </text:span>может удалять ошибочно загруженные отчёты</text:p>
                  <text:p text:style-name="P8"/>
                </text:list-item>
              </text:list>
            </text:list-item>
          </text:list>
        </text:list-item>
        <text:list-item>
          <text:p text:style-name="P10">Настройка <text:span text:style-name="T1">MySQL</text:span></text:p>
          <text:list>
            <text:list-item>
              <text:p text:style-name="P10">Выполняем скрипты из папки <text:span text:style-name="T1">mysqlStore</text:span></text:p>
            </text:list-item>
            <text:list-item>
              <text:p text:style-name="P10">Создаём пользователя <text:span text:style-name="T1">root </text:span>с паролем 123 и даём ему все права на базу данных <text:s/><text:span text:style-name="T1">miramisdb. </text:span>Пользователь и пароль могут быть другими, в этом случае изменять переменные в файлах <text:span text:style-name="T1">MiramisPHP/dbconnect.php </text:span>и <text:span text:style-name="T1">python/mydbconnect.py</text:span></text:p>
            </text:list-item>
          </text:list>
        </text:list-item>
        <text:list-item>
          <text:p text:style-name="P10">Настройка <text:span text:style-name="T1">cron</text:span></text:p>
          <text:p text:style-name="P10"><text:span text:style-name="T1">З</text:span>апускаем <text:span text:style-name="T1">crontab -e. </text:span>В появившемся редакторе вводим строку <text:span text:style-name="T1"><text:s/>*/5 * * * 1,2,3,4,5,6,7 <text:s/>/var/www/html/python/res_groupadd.py , </text:span>что задаёт запуск скрипта добавления входных отчётов раз в пять минут. После ввода строки обязательно нажать <text:span text:style-name="T1">Enter. </text:span></text:p>
        </text:list-item>
      </text:list>
      <text:p text:style-name="P9">Приведённые рекомендации описывают один из вариантов развёртывания системы на компьютере. Реальная установка может изменяться в зависимости от потребностей пользователя. </text:p>
      <text:p text:style-name="P1"><text:soft-page-break/></text:p>
      <text:h text:style-name="P16" text:outline-level="2">Проверка функционирования системы</text:h>
      <text:p text:style-name="P1">Проверяется доступность <text:span text:style-name="T1">PHP</text:span><text:span text:style-name="T2">-страниц</text:span></text:p>
      <text:p text:style-name="P1"><text:span text:style-name="T2">Проверяется работа </text:span><text:span text:style-name="T1">python-</text:span><text:span text:style-name="T2">скриптов</text:span></text:p>
      <text:p text:style-name="P9">Проверяется загрузка отчёт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2:34:12.40</meta:creation-date>
    <dc:date>2014-09-29T14:34:36.77</dc:date>
    <meta:editing-duration>PT2H21M7S</meta:editing-duration>
    <meta:editing-cycles>81</meta:editing-cycles>
    <meta:generator>OpenOffice.org/3.4.1$Win32 OpenOffice.org_project/341m1$Build-9593</meta:generator>
    <meta:document-statistic meta:table-count="0" meta:image-count="0" meta:object-count="0" meta:page-count="7" meta:paragraph-count="75" meta:word-count="680" meta:character-count="5261"/>
  </office:meta>
</office:document-meta>
</file>